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485cm" table:align="left"/>
    </style:style>
    <style:style style:name="Table1.A" style:family="table-column">
      <style:table-column-properties style:column-width="8.564cm"/>
    </style:style>
    <style:style style:name="Table1.B" style:family="table-column">
      <style:table-column-properties style:column-width="5.921cm"/>
    </style:style>
    <style:style style:name="Table1.A1" style:family="table-cell">
      <style:table-cell-properties fo:padding="0.079cm" fo:border="none"/>
    </style:style>
    <style:style style:name="P1" style:family="paragraph" style:parent-style-name="Standard">
      <style:text-properties fo:font-size="14pt" fo:font-weight="bold" officeooo:rsid="00066cd3" officeooo:paragraph-rsid="00066cd3" style:font-size-asian="14pt" style:font-weight-asian="bold" style:font-size-complex="14pt" style:font-weight-complex="bold"/>
    </style:style>
    <style:style style:name="P2" style:family="paragraph" style:parent-style-name="Standard">
      <style:text-properties fo:font-size="14pt" fo:font-weight="bold" officeooo:rsid="00080b5d" officeooo:paragraph-rsid="00080b5d" style:font-size-asian="14pt" style:font-weight-asian="bold" style:font-size-complex="14pt" style:font-weight-complex="bold"/>
    </style:style>
    <style:style style:name="P3" style:family="paragraph" style:parent-style-name="Standard" style:list-style-name="L1">
      <style:text-properties fo:font-size="14pt" fo:font-weight="normal" officeooo:rsid="00080b5d" officeooo:paragraph-rsid="00080b5d" style:font-size-asian="14pt" style:font-weight-asian="normal" style:font-size-complex="14pt" style:font-weight-complex="normal"/>
    </style:style>
    <style:style style:name="P4" style:family="paragraph" style:parent-style-name="Standard">
      <style:text-properties fo:font-size="14pt" fo:font-weight="normal" officeooo:rsid="00080b5d" officeooo:paragraph-rsid="00080b5d" style:font-size-asian="14pt" style:font-weight-asian="normal" style:font-size-complex="14pt" style:font-weight-complex="normal"/>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1">
      <style:text-properties fo:font-size="14pt" fo:font-weight="normal" officeooo:rsid="00066cd3" officeooo:paragraph-rsid="00067bee" style:font-size-asian="14pt" style:font-weight-asian="normal" style:font-size-complex="14pt" style:font-weight-complex="normal"/>
    </style:style>
    <style:style style:name="P8" style:family="paragraph" style:parent-style-name="Text_20_body" style:list-style-name="L4">
      <style:text-properties fo:font-size="14pt" fo:font-weight="normal" officeooo:rsid="00080b5d" officeooo:paragraph-rsid="00080b5d" style:font-size-asian="14pt" style:font-weight-asian="normal" style:font-size-complex="14pt" style:font-weight-complex="normal"/>
    </style:style>
    <style:style style:name="P9" style:family="paragraph" style:parent-style-name="Text_20_body">
      <style:text-properties fo:font-size="14pt" fo:font-weight="bold" style:font-size-asian="14pt" style:font-weight-asian="bold" style:font-size-complex="14pt" style:font-weight-complex="bold"/>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4" style:master-page-name="">
      <style:paragraph-properties fo:margin-left="0.9cm" fo:margin-right="0cm" fo:margin-top="0cm" fo:margin-bottom="0.247cm" loext:contextual-spacing="false" fo:line-height="120%" fo:text-indent="-0.6cm" style:auto-text-indent="false" style:page-number="auto"/>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start" style:justify-single-word="false"/>
      <style:text-properties style:text-underline-style="solid" style:text-underline-width="auto" style:text-underline-color="font-color"/>
    </style:style>
    <style:style style:name="P18" style:family="paragraph" style:parent-style-name="Table_20_Contents">
      <style:paragraph-properties fo:text-align="start" style:justify-single-word="false"/>
      <style:text-properties style:text-underline-style="solid" style:text-underline-width="auto" style:text-underline-color="font-color" fo:font-weight="bold" officeooo:rsid="00080b5d" officeooo:paragraph-rsid="00080b5d" style:font-weight-asian="bold" style:font-weight-complex="bold"/>
    </style:style>
    <style:style style:name="T1" style:family="text">
      <style:text-properties officeooo:rsid="00067bee"/>
    </style:style>
    <style:style style:name="T2" style:family="text">
      <style:text-properties style:font-name="Liberation Serif"/>
    </style:style>
    <style:style style:name="T3" style:family="text">
      <style:text-properties style:font-name="Liberation Serif" fo:font-weight="bold" style:font-weight-asian="bold" style:font-weight-complex="bold"/>
    </style:style>
    <style:style style:name="T4" style:family="text">
      <style:text-properties fo:font-weight="bold"/>
    </style:style>
    <style:style style:name="T5" style:family="text">
      <style:text-properties fo:font-weight="bold" officeooo:rsid="000a50d9" style:font-weight-asian="bold" style:font-weight-complex="bold"/>
    </style:style>
    <style:style style:name="T6" style:family="text">
      <style:text-properties officeooo:rsid="000a50d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Explore signal.h and different types of signal macros.</text:p>
      <text:list xml:id="list281263934499652132" text:style-name="L1">
        <text:list-item>
          <text:p text:style-name="P7"><text:span text:style-name="T1">s</text:span>ignals are software generated interrupts that are sent to a process when a event happens. </text:p>
        </text:list-item>
        <text:list-item>
          <text:p text:style-name="P7">Signals can be posted to a process when the system detects a software event, such as a user entering an interrupt or stop or a kill request from another process.</text:p>
        </text:list-item>
        <text:list-item>
          <text:p text:style-name="P7"><text:s/>Signals can also be come directly from the OS kernel when a hardware event such as a bus error or an illegal instruction is encountered. The system defines a set of signals that can be posted to a process. </text:p>
        </text:list-item>
        <text:list-item>
          <text:p text:style-name="P7">Each signal has a default action which is one of the following: </text:p>
        </text:list-item>
        <text:list-item text:style-override="L2">
          <text:p text:style-name="P12">The signal is discarded after being received </text:p>
        </text:list-item>
        <text:list-item text:style-override="L2">
          <text:p text:style-name="P12">The process is terminated after the signal is received </text:p>
        </text:list-item>
        <text:list-item text:style-override="L2">
          <text:p text:style-name="P12">A core file is written, then the process is terminated </text:p>
        </text:list-item>
        <text:list-item text:style-override="L2">
          <text:p text:style-name="P5">Stop the process after the signal is received </text:p>
        </text:list-item>
      </text:list>
      <text:p text:style-name="Text_20_body">Each signal defined by the system falls into one of five classes: </text:p>
      <text:list xml:id="list5899997799855066577" text:style-name="L3">
        <text:list-item>
          <text:p text:style-name="P13">Hardware conditions </text:p>
        </text:list-item>
        <text:list-item>
          <text:p text:style-name="P13">Software conditions </text:p>
        </text:list-item>
        <text:list-item>
          <text:p text:style-name="P13">Input/output notification </text:p>
        </text:list-item>
        <text:list-item>
          <text:p text:style-name="P13">Process control </text:p>
        </text:list-item>
        <text:list-item>
          <text:p text:style-name="P6">Resource control </text:p>
        </text:list-item>
      </text:list>
      <text:p text:style-name="Text_20_body">Macros are defined in <text:span text:style-name="Teletype">&lt;signal.h&gt;</text:span> header file for common signals. </text:p>
      <text:p text:style-name="Text_20_body">These include: </text:p>
      <table:table table:name="Table1" table:style-name="Table1">
        <table:table-column table:style-name="Table1.A"/>
        <table:table-column table:style-name="Table1.B"/>
        <table:table-row>
          <table:table-cell table:style-name="Table1.A1" office:value-type="string">
            <text:p text:style-name="P16">SIGHUP 1 /* hangup */</text:p>
          </table:table-cell>
          <table:table-cell table:style-name="Table1.A1" office:value-type="string">
            <text:p text:style-name="P16">SIGINT 2 /* interrupt */</text:p>
          </table:table-cell>
        </table:table-row>
        <table:table-row>
          <table:table-cell table:style-name="Table1.A1" office:value-type="string">
            <text:p text:style-name="P16">SIGQUIT 3 /* quit */</text:p>
          </table:table-cell>
          <table:table-cell table:style-name="Table1.A1" office:value-type="string">
            <text:p text:style-name="P16">SIGILL 4 /* illegal instruction */</text:p>
          </table:table-cell>
        </table:table-row>
        <table:table-row>
          <table:table-cell table:style-name="Table1.A1" office:value-type="string">
            <text:p text:style-name="P16">SIGABRT 6 /* used by abort */</text:p>
          </table:table-cell>
          <table:table-cell table:style-name="Table1.A1" office:value-type="string">
            <text:p text:style-name="P16">SIGKILL 9 /* hard kill */</text:p>
          </table:table-cell>
        </table:table-row>
        <table:table-row>
          <table:table-cell table:style-name="Table1.A1" office:value-type="string">
            <text:p text:style-name="P16">SIGALRM 14 /* alarm clock */</text:p>
          </table:table-cell>
          <table:table-cell table:style-name="Table1.A1" office:value-type="string">
            <text:p text:style-name="P16"/>
          </table:table-cell>
        </table:table-row>
        <table:table-row>
          <table:table-cell table:style-name="Table1.A1" office:value-type="string">
            <text:p text:style-name="P16">SIGCONT 19 /* continue a stopped process */</text:p>
          </table:table-cell>
          <table:table-cell table:style-name="Table1.A1" office:value-type="string">
            <text:p text:style-name="P16"/>
          </table:table-cell>
        </table:table-row>
        <table:table-row>
          <table:table-cell table:style-name="Table1.A1" office:value-type="string">
            <text:p text:style-name="P16">SIGCHLD 20 /* to parent on child stop or exit */</text:p>
          </table:table-cell>
          <table:table-cell table:style-name="Table1.A1" office:value-type="string">
            <text:p text:style-name="P17"/>
            <text:p text:style-name="P17"/>
            <text:p text:style-name="P18">SIGNAL MACROS:-</text:p>
            <text:p text:style-name="P17"/>
          </table:table-cell>
        </table:table-row>
      </table:table>
      <text:list xml:id="list173804398911471" text:continue-list="list281263934499652132" text:style-name="L1">
        <text:list-header>
          <text:p text:style-name="P3">1) SIGHUP 2) SIGINT 3) SIGQUIT 4) SIGILL</text:p>
        </text:list-header>
      </text:list>
      <text:p text:style-name="P4">5) SIGTRAP 6) SIGABRT 7) SIGBUS 8) SIGFPE</text:p>
      <text:p text:style-name="P4">9) SIGKILL 10) SIGUSR1 11) SIGSEGV 12) SIGUSR2</text:p>
      <text:p text:style-name="P4">13) SIGPIPE 14) SIGALRM 15) SIGTERM 17) SIGCHLD</text:p>
      <text:p text:style-name="P4">18) SIGCONT 19) SIGSTOP 20) SIGTSTP 21) SIGTTIN</text:p>
      <text:p text:style-name="P4">22) SIGTTOU 23) SIGURG 24) SIGXCPU 25) SIGXFSZ</text:p>
      <text:p text:style-name="P4"><text:soft-page-break/>26) SIGVTALRM 27) SIGPROF 28) SIGWINCH 29) SIGIO</text:p>
      <text:p text:style-name="P4">30) SIGPWR 31) SIGSYS 34) SIGRTMIN 35) SIGRTMIN+1</text:p>
      <text:p text:style-name="P4">36) SIGRTMIN+2 37) SIGRTMIN+3 38) SIGRTMIN+4 39) SIGRTMIN+5</text:p>
      <text:p text:style-name="P4">40) SIGRTMIN+6 41) SIGRTMIN+7 42) SIGRTMIN+8 43) SIGRTMIN+9</text:p>
      <text:p text:style-name="P4">44) SIGRTMIN+10 45) SIGRTMIN+11 46) SIGRTMIN+12 47) SIGRTMIN+13</text:p>
      <text:p text:style-name="P4">48) SIGRTMIN+14 49) SIGRTMIN+15 50) SIGRTMAX-14 51) SIGRTMAX-13</text:p>
      <text:p text:style-name="P4">52) SIGRTMAX-12 53) SIGRTMAX-11 54) SIGRTMAX-10 55) SIGRTMAX-9</text:p>
      <text:p text:style-name="P4">56) SIGRTMAX-8 57) SIGRTMAX-7 58) SIGRTMAX-6 59) SIGRTMAX-5</text:p>
      <text:p text:style-name="P4">60) SIGRTMAX-4 61) SIGRTMAX-3 62) SIGRTMAX-2 63) SIGRTMAX-1</text:p>
      <text:p text:style-name="P4">64) SIGRTMAX</text:p>
      <text:p text:style-name="P1"/>
      <text:p text:style-name="P1">2. Explore signal and kill library functions.</text:p>
      <text:p text:style-name="P2">-&gt;</text:p>
      <text:list xml:id="list732287284509642620" text:style-name="L4">
        <text:list-item>
          <text:p text:style-name="P8"><text:span text:style-name="Teletype"><text:span text:style-name="T3">int kill</text:span></text:span><text:span text:style-name="Teletype"><text:span text:style-name="T2">(int pid, int signal)</text:span></text:span><text:span text:style-name="T2"> - a system call that send a </text:span><text:span text:style-name="Teletype"><text:span text:style-name="T2">signal</text:span></text:span><text:span text:style-name="T2"> to a process, </text:span><text:span text:style-name="Teletype"><text:span text:style-name="T2">pid</text:span></text:span><text:span text:style-name="T2">. If pid is greater than zero, the signal is sent to the process whose process ID is equal to pid. If pid is 0, the signal is sent to all processes, except system processes. </text:span></text:p>
        </text:list-item>
        <text:list-item>
          <text:p text:style-name="P10"><text:span text:style-name="Teletype"><text:span text:style-name="T2">kill()</text:span></text:span><text:span text:style-name="T2"> returns 0 for a successful call, -1 otherwise and sets </text:span><text:span text:style-name="Teletype"><text:span text:style-name="T2">errno</text:span></text:span><text:span text:style-name="T2"> accordingly. </text:span></text:p>
        </text:list-item>
        <text:list-item>
          <text:p text:style-name="P8">There is also a UNIX command called kill that can be used to send signals from the command line - see <text:span text:style-name="Teletype">man</text:span> pages. </text:p>
        </text:list-item>
        <text:list-item>
          <text:p text:style-name="P15">that unless caught or ignored, the <text:span text:style-name="Teletype">kill</text:span> signal terminates the process. Therefore protection is built into the system. </text:p>
        </text:list-item>
        <text:list-item>
          <text:p text:style-name="P10">Only processes with certain access privileges can be killed off.</text:p>
        </text:list-item>
      </text:list>
      <text:p text:style-name="Text_20_body"/>
      <text:p text:style-name="P9">-<text:span text:style-name="T6">&gt;signal():-</text:span></text:p>
      <text:p text:style-name="Text_20_body">An application program can specify a function called a signal handler to be invoked when a specific signal is received. When a signal handler is invoked on receipt of a signal, it is said to catch the signal. A process can deal with a signal in one of the following ways: </text:p>
      <text:list xml:id="list361116469428088479" text:style-name="L5">
        <text:list-item>
          <text:p text:style-name="P14">The process can let the default action happen </text:p>
        </text:list-item>
        <text:list-item>
          <text:p text:style-name="P14">The process can block the signal (some signals cannot be ignored) </text:p>
        </text:list-item>
        <text:list-item>
          <text:p text:style-name="P11">the process can catch the signal with a handler. </text:p>
        </text:list-item>
      </text:list>
      <text:p text:style-name="Text_20_body">Signal handlers usually execute on the current stack of the process. This lets the signal handler return to the point that execution was interrupted in the process. This can be changed on a per-signal basis so that a signal handler executes on a special stack. If a process must resume in a different context than the interrupted one, it must restore the previous context itself </text:p>
      <text:p text:style-name="Text_20_body">Receiving signals is straighforward with the function: </text:p>
      <text:p text:style-name="Text_20_body"><text:span text:style-name="Teletype">int (*signal(int sig, void (*func)()))()</text:span> -- that is to say the function <text:soft-page-break/><text:span text:style-name="Teletype">signal()</text:span> will call the <text:span text:style-name="Teletype">func</text:span> functions if the process receives a signal <text:span text:style-name="Teletype">sig</text:span>. Signal returns a pointer to function <text:span text:style-name="Teletype">func</text:span> if successful or it returns an error to <text:span text:style-name="Teletype">errno</text:span> and -1 otherwis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7:27:11.185030306</meta:creation-date>
    <dc:date>2017-05-03T17:38:03.135589672</dc:date>
    <meta:editing-duration>PT10M48S</meta:editing-duration>
    <meta:editing-cycles>7</meta:editing-cycles>
    <meta:generator>LibreOffice/4.3.7.2$Linux_X86_64 LibreOffice_project/430m0$Build-2</meta:generator>
    <meta:document-statistic meta:table-count="1" meta:image-count="0" meta:object-count="0" meta:page-count="3" meta:paragraph-count="58" meta:word-count="697" meta:character-count="3947" meta:non-whitespace-character-count="3303"/>
  </office:meta>
</office:document-meta>
</file>